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064000000321CE6EA059FF4A3CA.png" manifest:media-type="image/png"/>
  <manifest:file-entry manifest:full-path="Pictures/100000000000037F0000017714AFB9B97646D91B.png" manifest:media-type="image/png"/>
  <manifest:file-entry manifest:full-path="Pictures/1000000100000064000000327B6B776CBE72C60F.png" manifest:media-type="image/png"/>
  <manifest:file-entry manifest:full-path="Pictures/100000010000007800000072980BB2740DC4E50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2.374cm" fo:min-width="2.302cm" fo:padding-top="0.139cm" fo:padding-bottom="0.139cm" fo:padding-left="0.264cm" fo:padding-right="0.264cm" style:writing-mode="lr-tb"/>
      <style:paragraph-properties style:writing-mode="lr-tb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3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2.137cm" fo:min-width="1.976cm"/>
    </style:style>
    <style:style style:name="gr4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7" style:family="graphic" style:parent-style-name="standard">
      <style:graphic-properties draw:stroke="none" draw:fill="none" draw:fill-color="#ffffff" loext:fill-use-slide-background="false" draw:textarea-horizontal-align="justify" draw:textarea-vertical-align="middle" draw:auto-grow-height="false" fo:min-height="0.749cm" fo:min-width="3.5cm" style:writing-mode="lr-tb"/>
      <style:paragraph-properties style:writing-mode="lr-tb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749cm" fo:min-width="3.5cm" style:writing-mode="lr-tb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84cm, 12.604cm, 0.637cm, 6.618cm)" draw:image-opacity="100%" style:mirror="none"/>
    </style:style>
    <style:style style:name="gr1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cm" fo:min-width="1.531cm" style:writing-mode="lr-tb"/>
      <style:paragraph-properties style:writing-mode="lr-tb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186cm"/>
      <style:paragraph-properties style:writing-mode="lr-tb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0.395cm" fo:min-width="1.62cm" fo:padding-top="0.139cm" fo:padding-bottom="0.139cm" fo:padding-left="0.264cm" fo:padding-right="0.264cm"/>
    </style:style>
    <style:style style:name="gr17" style:family="graphic" style:parent-style-name="standard">
      <style:graphic-properties draw:stroke-linejoin="round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09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12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3.991cm" fo:min-width="2.529cm"/>
    </style:style>
    <style:style style:name="gr21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.61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1cm" fo:min-width="0.69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9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7cm"/>
      <style:paragraph-properties style:writing-mode="lr-tb"/>
    </style:style>
    <style:style style:name="gr32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33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0.432cm" fo:min-width="2.848cm" fo:padding-top="0.139cm" fo:padding-bottom="0.139cm" fo:padding-left="0.264cm" fo:padding-right="0.26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1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1cm"/>
      <style:paragraph-properties style:writing-mode="lr-tb"/>
    </style:style>
    <style:style style:name="gr37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0.182cm" fo:min-width="0.945cm" fo:padding-top="0.139cm" fo:padding-bottom="0.139cm" fo:padding-left="0.264cm" fo:padding-right="0.264cm" draw:shadow="hidden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9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66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2.628cm" fo:min-width="1.55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61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69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cm"/>
      <style:paragraph-properties style:writing-mode="lr-tb"/>
    </style:style>
    <style:style style:name="gr47" style:family="graphic" style:parent-style-name="standard">
      <style:graphic-properties draw:stroke="none" draw:fill="none" fo:min-height="0.39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5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57cm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4cm" svg:height="3.75cm" svg:x="12.5cm" svg:y="10.5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cm -3.236cm" svg:x1="14.501cm" svg:y1="19.251cm" svg:x2="13.085cm" svg:y2="11.049cm" draw:start-shape="id1" draw:start-glue-point="8" draw:end-shape="id2" draw:end-glue-point="5" svg:d="M14501 19251c0 772-5751 515-5751-4375s4335-5421 4335-3827" svg:viewBox="0 0 5752 9337">
          <text:p/>
        </draw:connector>
        <draw:custom-shape draw:style-name="gr3" draw:text-style-name="P3" draw:layer="layout" svg:width="3.5cm" svg:height="3.375cm" svg:x="12.75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4cm" svg:height="3.75cm" svg:x="12.501cm" svg:y="15.501cm">
          <text:p text:style-name="P1"><text:span text:style-name="T1">LED rouge allumée</text:span></text:p>
          <text:p text:style-name="P1"><text:span text:style-name="T1">led_r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4.5cm" svg:y1="14.25cm" svg:x2="14.501cm" svg:y2="15.501cm" draw:start-shape="id2" draw:start-glue-point="8" draw:end-shape="id1" draw:end-glue-point="4" svg:d="M14500 14250l1 1251" svg:viewBox="0 0 2 1252">
          <text:p/>
        </draw:connector>
        <draw:connector draw:style-name="gr5" draw:text-style-name="P3" draw:layer="layout" draw:type="curve" draw:line-skew="1.04cm" svg:x1="16.501cm" svg:y1="17.376cm" svg:x2="15.916cm" svg:y2="16.05cm" draw:start-shape="id1" draw:start-glue-point="10" draw:end-shape="id1" draw:end-glue-point="11" svg:d="M16501 17376c2334 0 1946-1195 1216-1925s-1801-995-1801 599" svg:viewBox="0 0 2365 2502">
          <text:p/>
        </draw:connector>
        <draw:connector draw:style-name="gr6" draw:text-style-name="P3" draw:layer="layout" draw:type="curve" draw:line-skew="-0.664cm 1.043cm" svg:x1="15.915cm" svg:y1="13.701cm" svg:x2="16.5cm" svg:y2="12.375cm" draw:start-shape="id2" draw:start-glue-point="9" draw:end-shape="id2" draw:end-glue-point="10" svg:d="M15915 13701c0 600 1072 501 1802 19s1120-1345-1217-1345" svg:viewBox="0 0 2366 1743">
          <text:p/>
        </draw:connector>
        <draw:custom-shape draw:style-name="gr7" draw:text-style-name="P4" draw:layer="layout" svg:width="4cm" svg:height="0.999cm" svg:x="16.5cm" svg:y="11.751cm">
          <text:p text:style-name="P1"><text:span text:style-name="T1">end_counter = 0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cm" svg:height="0.999cm" svg:x="16.7cm" svg:y="15.601cm">
          <text:p text:style-name="P1"><text:span text:style-name="T1">end_counter = 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cm" svg:height="0.999cm" svg:x="10.8cm" svg:y="14.25cm">
          <text:p text:style-name="P1"><text:span text:style-name="T1">end_counter = 1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cm" svg:height="0.999cm" svg:x="6.75cm" svg:y="14.25cm">
          <text:p text:style-name="P1"><text:span text:style-name="T1">end_counter = 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.001cm" svg:height="2cm" svg:x="25cm" svg:y="9.5cm">
          <draw:image xlink:href="Pictures/1000000100000064000000321CE6EA059FF4A3CA.png" xlink:type="simple" xlink:show="embed" xlink:actuate="onLoad" draw:mime-type="image/png">
            <text:p/>
          </draw:image>
          <draw:glue-point draw:id="4" svg:x="-4.448cm" svg:y="-2.058cm"/>
          <draw:glue-point draw:id="5" svg:x="-4.466cm" svg:y="1.85cm"/>
          <draw:glue-point draw:id="6" svg:x="4.391cm" svg:y="-0.043cm"/>
        </draw:frame>
        <draw:frame draw:style-name="gr10" draw:text-style-name="P3" draw:layer="layout" svg:width="2.545cm" svg:height="2cm" svg:x="24.22cm" svg:y="15.65cm">
          <draw:image xlink:href="Pictures/100000000000037F0000017714AFB9B97646D91B.png" xlink:type="simple" xlink:show="embed" xlink:actuate="onLoad" draw:mime-type="image/png">
            <text:p/>
          </draw:image>
          <draw:glue-point draw:id="4" svg:x="5.001cm" svg:y="0.487cm"/>
          <draw:glue-point draw:id="5" svg:x="-4.549cm" svg:y="-1.225cm"/>
          <draw:glue-point draw:id="6" svg:x="-4.549cm" svg:y="1.971cm"/>
        </draw:frame>
      </draw:page>
      <draw:page draw:name="page2" draw:style-name="dp1" draw:master-page-name="Standard">
        <draw:custom-shape draw:style-name="gr11" draw:text-style-name="P2" xml:id="id5" draw:id="id5" draw:layer="layout" svg:width="2.031cm" svg:height="0.75cm" svg:x="3.219cm" svg:y="13.973cm">
          <text:p text:style-name="P1"><text:span text:style-name="T1">bouton_0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svg:x1="14.958cm" svg:y1="3.719cm" svg:x2="10.413cm" svg:y2="3.719cm" draw:start-shape="id3" draw:start-glue-point="3" svg:d="M14958 3719h-4545" svg:viewBox="0 0 4546 1">
          <text:p/>
        </draw:connector>
        <draw:frame draw:style-name="gr13" draw:text-style-name="P7" xml:id="id9" draw:id="id9" draw:layer="layout" svg:width="1.75cm" svg:height="0.645cm" svg:x="2cm" svg:y="6.223cm">
          <draw:text-box>
            <text:p>led_on</text:p>
          </draw:text-box>
        </draw:frame>
        <draw:frame draw:style-name="gr13" draw:text-style-name="P7" xml:id="id7" draw:id="id7" draw:layer="layout" svg:width="2cm" svg:height="0.645cm" svg:x="14.25cm" svg:y="9.582cm">
          <draw:text-box>
            <text:p>led_g</text:p>
          </draw:text-box>
        </draw:frame>
        <draw:frame draw:style-name="gr14" draw:text-style-name="P7" xml:id="id3" draw:id="id3" draw:layer="layout" svg:width="1.281cm" svg:height="0.645cm" svg:x="14.958cm" svg:y="3.397cm">
          <draw:text-box>
            <text:p>led_r</text:p>
          </draw:text-box>
        </draw:frame>
        <draw:connector draw:style-name="gr12" draw:text-style-name="P6" draw:layer="layout" svg:x1="9.797cm" svg:y1="11.356cm" svg:x2="5.25cm" svg:y2="14.348cm" draw:start-shape="id4" draw:start-glue-point="6" draw:end-shape="id5" draw:end-glue-point="1" svg:d="M9797 11356v2992h-4547" svg:viewBox="0 0 4548 2993">
          <text:p/>
        </draw:connector>
        <draw:frame draw:style-name="gr15" draw:text-style-name="P7" draw:layer="layout" svg:width="0.306cm" svg:height="0.645cm" svg:x="9.238cm" svg:y="8.624cm">
          <draw:text-box>
            <text:p>1</text:p>
          </draw:text-box>
        </draw:frame>
        <draw:frame draw:style-name="gr15" draw:text-style-name="P7" draw:layer="layout" svg:width="0.314cm" svg:height="0.645cm" svg:x="9.275cm" svg:y="10.667cm">
          <draw:text-box>
            <text:p>0</text:p>
          </draw:text-box>
        </draw:frame>
        <draw:custom-shape draw:style-name="gr16" draw:text-style-name="P3" xml:id="id4" draw:id="id4" draw:layer="layout" svg:width="3.938cm" svg:height="1.231cm" draw:transform="rotate (1.5707963267949) translate (9.182cm 11.873cm)">
          <draw:glue-point draw:id="8" svg:x="-5.008cm" svg:y="-2.5cm"/>
          <draw:glue-point draw:id="9" svg:x="-5.008cm" svg:y="2.815cm"/>
          <text:p/>
          <draw:enhanced-geometry svg:viewBox="0 0 21600 21600" draw:glue-points="?f6 10800 10800 21600 ?f5 10800 10800 0" draw:text-areas="?f3 ?f3 ?f4 ?f4" draw:type="trapezoid" draw:modifiers="5684.2105263157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" draw:text-style-name="P3" xml:id="id6" draw:id="id6" draw:layer="layout" svg:width="0.865cm" svg:height="0.821cm" svg:x="6.5cm" svg:y="11.902cm">
          <draw:image xlink:href="Pictures/100000010000007800000072980BB2740DC4E501.png" xlink:type="simple" xlink:show="embed" xlink:actuate="onLoad" draw:mime-type="image/png">
            <text:p/>
          </draw:image>
          <draw:glue-point draw:id="4" svg:x="0.543cm" svg:y="-4.19cm"/>
        </draw:frame>
        <draw:connector draw:style-name="gr12" draw:text-style-name="P6" draw:layer="layout" svg:x1="9.182cm" svg:y1="11.012cm" svg:x2="6.978cm" svg:y2="11.969cm" draw:start-shape="id4" draw:start-glue-point="9" draw:end-shape="id6" draw:end-glue-point="4" svg:d="M9182 11012h-2204v957" svg:viewBox="0 0 2205 958">
          <text:p/>
        </draw:connector>
        <draw:connector draw:style-name="gr12" draw:text-style-name="P6" draw:layer="layout" svg:x1="10.413cm" svg:y1="9.904cm" svg:x2="14.25cm" svg:y2="9.904cm" draw:end-shape="id7" draw:end-glue-point="3" svg:d="M10413 9904h3837" svg:viewBox="0 0 3838 1">
          <text:p/>
        </draw:connector>
        <draw:frame draw:style-name="gr15" draw:text-style-name="P7" draw:layer="layout" svg:width="0.306cm" svg:height="0.645cm" svg:x="9.238cm" svg:y="2.439cm">
          <draw:text-box>
            <text:p>1</text:p>
          </draw:text-box>
        </draw:frame>
        <draw:frame draw:style-name="gr15" draw:text-style-name="P7" draw:layer="layout" svg:width="0.314cm" svg:height="0.645cm" svg:x="9.275cm" svg:y="4.482cm">
          <draw:text-box>
            <text:p>0</text:p>
          </draw:text-box>
        </draw:frame>
        <draw:custom-shape draw:style-name="gr16" draw:text-style-name="P3" xml:id="id8" draw:id="id8" draw:layer="layout" svg:width="3.938cm" svg:height="1.231cm" draw:transform="rotate (1.5707963267949) translate (9.182cm 5.688cm)">
          <draw:glue-point draw:id="8" svg:x="-5.008cm" svg:y="-2.5cm"/>
          <draw:glue-point draw:id="9" svg:x="-5.008cm" svg:y="2.815cm"/>
          <text:p/>
          <draw:enhanced-geometry svg:viewBox="0 0 21600 21600" draw:glue-points="?f6 10800 10800 21600 ?f5 10800 10800 0" draw:text-areas="?f3 ?f3 ?f4 ?f4" draw:type="trapezoid" draw:modifiers="5684.2105263157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2" draw:text-style-name="P6" draw:layer="layout" draw:line-skew="-1.209cm" svg:x1="9.182cm" svg:y1="4.827cm" svg:x2="3.75cm" svg:y2="6.545cm" draw:start-shape="id8" draw:start-glue-point="9" draw:end-shape="id9" draw:end-glue-point="1" svg:d="M9182 4827h-3932v1718h-1500" svg:viewBox="0 0 5433 1719">
          <text:p/>
        </draw:connector>
        <draw:custom-shape draw:style-name="gr17" draw:text-style-name="P8" draw:layer="layout" svg:width="0.204cm" svg:height="0.2cm" svg:x="5.159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xml:id="id10" draw:id="id10" draw:layer="layout" svg:width="0.204cm" svg:height="0.2cm" svg:x="5.906cm" svg:y="14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line-skew="-2.505cm" svg:x1="6.008cm" svg:y1="14.255cm" svg:x2="9.797cm" svg:y2="5.171cm" draw:start-shape="id10" draw:start-glue-point="4" draw:end-shape="id8" draw:end-glue-point="6" svg:d="M6008 14255v-6782h3789v-2302" svg:viewBox="0 0 3790 9085">
          <text:p/>
        </draw:connector>
        <draw:frame draw:style-name="gr9" draw:text-style-name="P3" draw:layer="layout" svg:width="0.865cm" svg:height="0.821cm" svg:x="6.501cm" svg:y="11.903cm">
          <draw:image xlink:href="Pictures/100000010000007800000072980BB2740DC4E501.png" xlink:type="simple" xlink:show="embed" xlink:actuate="onLoad" draw:mime-type="image/png">
            <text:p/>
          </draw:image>
          <draw:glue-point draw:id="4" svg:x="0.543cm" svg:y="-4.19cm"/>
        </draw:frame>
        <draw:frame draw:style-name="gr9" draw:text-style-name="P3" xml:id="id11" draw:id="id11" draw:layer="layout" svg:width="0.865cm" svg:height="0.821cm" svg:x="4.101cm" svg:y="3.303cm">
          <draw:image xlink:href="Pictures/100000010000007800000072980BB2740DC4E501.png" xlink:type="simple" xlink:show="embed" xlink:actuate="onLoad" draw:mime-type="image/png">
            <text:p/>
          </draw:image>
          <draw:glue-point draw:id="4" svg:x="0.543cm" svg:y="-4.19cm"/>
        </draw:frame>
        <draw:connector draw:style-name="gr12" draw:text-style-name="P6" draw:layer="layout" svg:x1="4.579cm" svg:y1="3.37cm" svg:x2="9.182cm" svg:y2="2.735cm" draw:start-shape="id11" draw:start-glue-point="4" draw:end-shape="id8" draw:end-glue-point="8" svg:d="M4579 3370v-635h4603" svg:viewBox="0 0 4604 636">
          <text:p/>
        </draw:connector>
        <draw:connector draw:style-name="gr12" draw:text-style-name="P6" draw:layer="layout" draw:line-skew="-1.209cm" svg:x1="3.75cm" svg:y1="6.545cm" svg:x2="9.182cm" svg:y2="8.92cm" draw:start-shape="id9" draw:start-glue-point="1" draw:end-shape="id4" draw:end-glue-point="8" svg:d="M3750 6545h1500v2375h3932" svg:viewBox="0 0 5433 2376">
          <text:p/>
        </draw:connector>
      </draw:page>
      <draw:page draw:name="page3" draw:style-name="dp1" draw:master-page-name="Standard">
        <draw:frame draw:style-name="gr18" draw:text-style-name="P7" draw:layer="layout" svg:width="0.593cm" svg:height="0.645cm" svg:x="14.808cm" svg:y="19.679cm">
          <draw:text-box>
            <text:p>S</text:p>
          </draw:text-box>
        </draw:frame>
        <draw:frame draw:style-name="gr19" draw:text-style-name="P7" draw:layer="layout" svg:width="0.494cm" svg:height="0.645cm" svg:x="12.564cm" svg:y="19.679cm">
          <draw:text-box>
            <text:p>Q</text:p>
          </draw:text-box>
        </draw:frame>
        <draw:custom-shape draw:style-name="gr20" draw:text-style-name="P6" xml:id="id12" draw:id="id12" draw:layer="layout" svg:width="3.029cm" svg:height="4.241cm" svg:x="12.471cm" svg:y="18.841cm">
          <draw:glue-point draw:id="4" svg:x="-5.004cm" svg:y="-2.263cm"/>
          <draw:glue-point draw:id="5" svg:x="4.988cm" svg:y="-2.31cm"/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xml:id="id21" draw:id="id21" draw:layer="layout" svg:width="0.453cm" svg:height="0.758cm" draw:transform="rotate (-1.5707963267949) translate (13.229cm 22.1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6" xml:id="id19" draw:id="id19" draw:layer="layout" svg:width="0.303cm" svg:height="0.303cm" svg:x="13.804cm" svg:y="2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1.9cm" svg:height="0.726cm" svg:x="12.35cm" svg:y="21.678cm">
          <draw:text-box>
            <text:p>Clock</text:p>
          </draw:text-box>
        </draw:frame>
        <draw:frame draw:style-name="gr24" draw:text-style-name="P7" draw:layer="layout" svg:width="2.365cm" svg:height="0.731cm" svg:x="13.285cm" svg:y="22.473cm">
          <draw:text-box>
            <text:p>resetn</text:p>
          </draw:text-box>
        </draw:frame>
        <draw:frame draw:style-name="gr10" draw:text-style-name="P3" xml:id="id14" draw:id="id14" draw:layer="layout" svg:width="2.545cm" svg:height="2cm" svg:x="20cm" svg:y="18.154cm">
          <draw:image xlink:href="Pictures/100000000000037F0000017714AFB9B97646D91B.png" xlink:type="simple" xlink:show="embed" xlink:actuate="onLoad" draw:mime-type="image/png">
            <text:p/>
          </draw:image>
          <draw:glue-point draw:id="4" svg:x="5.001cm" svg:y="0.487cm"/>
          <draw:glue-point draw:id="5" svg:x="-4.549cm" svg:y="-1.225cm"/>
          <draw:glue-point draw:id="6" svg:x="-4.549cm" svg:y="1.971cm"/>
        </draw:frame>
        <draw:frame draw:style-name="gr9" draw:text-style-name="P3" xml:id="id13" draw:id="id13" draw:layer="layout" svg:width="2.645cm" svg:height="1.322cm" svg:x="16.5cm" svg:y="19.332cm">
          <draw:image xlink:href="Pictures/1000000100000064000000327B6B776CBE72C60F.png" xlink:type="simple" xlink:show="embed" xlink:actuate="onLoad" draw:mime-type="image/png">
            <text:p/>
          </draw:image>
          <draw:glue-point draw:id="4" svg:x="-4.434cm" svg:y="-0.037cm"/>
          <draw:glue-point draw:id="5" svg:x="4.351cm" svg:y="-0.037cm"/>
        </draw:frame>
        <draw:connector draw:style-name="gr12" draw:text-style-name="P6" draw:layer="layout" svg:x1="15.495cm" svg:y1="19.982cm" svg:x2="16.65cm" svg:y2="19.989cm" draw:start-shape="id12" draw:start-glue-point="5" draw:end-shape="id13" draw:end-glue-point="4" svg:d="M15495 19982h505v7h650" svg:viewBox="0 0 1156 8">
          <text:p/>
        </draw:connector>
        <draw:connector draw:style-name="gr12" draw:text-style-name="P6" draw:layer="layout" svg:x1="18.972cm" svg:y1="19.989cm" svg:x2="20.115cm" svg:y2="19.548cm" draw:start-shape="id13" draw:start-glue-point="5" draw:end-shape="id14" draw:end-glue-point="6" svg:d="M18972 19989h601v-441h542" svg:viewBox="0 0 1144 442">
          <text:p/>
        </draw:connector>
        <draw:connector draw:style-name="gr12" draw:text-style-name="P6" draw:layer="layout" draw:line-skew="0cm 0cm 2.25cm" svg:x1="12.471cm" svg:y1="20.002cm" svg:x2="20.115cm" svg:y2="18.909cm" draw:start-shape="id12" draw:start-glue-point="4" draw:end-shape="id14" draw:end-glue-point="5" svg:d="M12471 20002h-502v-1663h8031v570h115" svg:viewBox="0 0 8147 1664">
          <text:p/>
        </draw:connector>
        <draw:frame draw:style-name="gr25" draw:text-style-name="P7" xml:id="id15" draw:id="id15" draw:layer="layout" svg:width="2.098cm" svg:height="0.645cm" svg:x="2.902cm" svg:y="19.709cm">
          <draw:text-box>
            <text:p>Bouton_0 </text:p>
          </draw:text-box>
        </draw:frame>
        <draw:frame draw:style-name="gr18" draw:text-style-name="P7" draw:layer="layout" svg:width="0.593cm" svg:height="0.645cm" svg:x="9.458cm" svg:y="19.698cm">
          <draw:text-box>
            <text:p>S</text:p>
          </draw:text-box>
        </draw:frame>
        <draw:frame draw:style-name="gr19" draw:text-style-name="P7" draw:layer="layout" svg:width="0.494cm" svg:height="0.645cm" svg:x="7.214cm" svg:y="19.698cm">
          <draw:text-box>
            <text:p>Q</text:p>
          </draw:text-box>
        </draw:frame>
        <draw:custom-shape draw:style-name="gr20" draw:text-style-name="P6" xml:id="id16" draw:id="id16" draw:layer="layout" svg:width="3.029cm" svg:height="4.241cm" svg:x="7.121cm" svg:y="18.86cm">
          <draw:glue-point draw:id="4" svg:x="-5.004cm" svg:y="-2.263cm"/>
          <draw:glue-point draw:id="5" svg:x="4.988cm" svg:y="-2.3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xml:id="id20" draw:id="id20" draw:layer="layout" svg:width="0.453cm" svg:height="0.758cm" draw:transform="rotate (-1.5707963267949) translate (7.879cm 22.19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6" xml:id="id18" draw:id="id18" draw:layer="layout" svg:width="0.303cm" svg:height="0.303cm" svg:x="8.454cm" svg:y="2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1.9cm" svg:height="0.726cm" svg:x="7cm" svg:y="21.697cm">
          <draw:text-box>
            <text:p>Clock</text:p>
          </draw:text-box>
        </draw:frame>
        <draw:frame draw:style-name="gr24" draw:text-style-name="P7" draw:layer="layout" svg:width="2.365cm" svg:height="0.731cm" svg:x="7.935cm" svg:y="22.492cm">
          <draw:text-box>
            <text:p>resetn</text:p>
          </draw:text-box>
        </draw:frame>
        <draw:connector draw:style-name="gr12" draw:text-style-name="P6" draw:layer="layout" svg:x1="5cm" svg:y1="20.031cm" svg:x2="7.121cm" svg:y2="20.021cm" draw:start-shape="id15" draw:start-glue-point="1" draw:end-shape="id16" draw:end-glue-point="4" svg:d="M5000 20031h1060v-10h1061" svg:viewBox="0 0 2122 11">
          <text:p/>
        </draw:connector>
        <draw:connector draw:style-name="gr12" draw:text-style-name="P6" draw:layer="layout" svg:x1="10.145cm" svg:y1="20.001cm" svg:x2="12.471cm" svg:y2="20.002cm" draw:start-shape="id16" draw:start-glue-point="5" draw:end-shape="id12" draw:end-glue-point="4" svg:d="M10145 20001h1165v1h1161" svg:viewBox="0 0 2327 2">
          <text:p/>
        </draw:connector>
        <draw:frame draw:style-name="gr26" draw:text-style-name="P7" xml:id="id17" draw:id="id17" draw:layer="layout" svg:width="1.25cm" svg:height="0.75cm" svg:x="23.5cm" svg:y="18.904cm">
          <draw:text-box>
            <text:p>cmd</text:p>
          </draw:text-box>
        </draw:frame>
        <draw:connector draw:style-name="gr12" draw:text-style-name="P6" draw:layer="layout" svg:x1="22.544cm" svg:y1="19.251cm" svg:x2="23.5cm" svg:y2="19.279cm" draw:start-shape="id14" draw:start-glue-point="4" draw:end-shape="id17" draw:end-glue-point="3" svg:d="M22544 19251h479v28h477" svg:viewBox="0 0 957 29">
          <text:p/>
        </draw:connector>
        <draw:connector draw:style-name="gr12" draw:text-style-name="P6" draw:layer="layout" svg:x1="8.606cm" svg:y1="23.404cm" svg:x2="13.848cm" svg:y2="23.341cm" draw:start-shape="id18" draw:start-glue-point="8" draw:end-shape="id19" draw:end-glue-point="7" svg:d="M8606 23404v501h5242v-564" svg:viewBox="0 0 5243 565">
          <text:p/>
        </draw:connector>
        <draw:connector draw:style-name="gr12" draw:text-style-name="P6" draw:layer="layout" draw:line-skew="0cm 2.963cm 1.575cm" svg:x1="7.122cm" svg:y1="22.419cm" svg:x2="12.472cm" svg:y2="22.4cm" draw:start-shape="id20" draw:start-glue-point="7" draw:end-shape="id21" draw:end-glue-point="7" svg:d="M7122 22419h-502v2235h5130v-2254h722" svg:viewBox="0 0 5853 2255">
          <text:p/>
        </draw:connector>
        <draw:custom-shape draw:style-name="gr17" draw:text-style-name="P8" xml:id="id22" draw:id="id22" draw:layer="layout" svg:width="0.204cm" svg:height="0.2cm" svg:x="6.557cm" svg:y="24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xml:id="id24" draw:id="id24" draw:layer="layout" svg:width="0.204cm" svg:height="0.2cm" svg:x="8.529cm" svg:y="23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" draw:layer="layout" draw:type="line" svg:x1="6.557cm" svg:y1="24.639cm" svg:x2="3.153cm" svg:y2="24.677cm" draw:start-shape="id22" draw:start-glue-point="6" draw:end-shape="id23" draw:end-glue-point="1" svg:d="M6557 24639l-3404 38" svg:viewBox="0 0 3405 39">
          <text:p/>
        </draw:connector>
        <draw:connector draw:style-name="gr27" draw:text-style-name="P3" draw:layer="layout" draw:type="line" svg:x1="8.529cm" svg:y1="23.883cm" svg:x2="3.374cm" svg:y2="23.844cm" draw:start-shape="id24" draw:start-glue-point="6" draw:end-shape="id25" draw:end-glue-point="1" svg:d="M8529 23883l-5155-39" svg:viewBox="0 0 5156 40">
          <text:p/>
        </draw:connector>
        <draw:frame draw:style-name="gr28" draw:text-style-name="P7" xml:id="id23" draw:id="id23" draw:layer="layout" svg:width="0.934cm" svg:height="0.645cm" svg:x="2.219cm" svg:y="24.355cm">
          <draw:text-box>
            <text:p>clk</text:p>
          </draw:text-box>
        </draw:frame>
        <draw:frame draw:style-name="gr29" draw:text-style-name="P7" xml:id="id25" draw:id="id25" draw:layer="layout" svg:width="1.48cm" svg:height="0.645cm" svg:x="1.894cm" svg:y="23.522cm">
          <draw:text-box>
            <text:p>resetn</text:p>
          </draw:text-box>
        </draw:frame>
        <draw:frame draw:style-name="gr30" draw:text-style-name="P7" draw:layer="layout" svg:width="2.75cm" svg:height="1.039cm" svg:x="9.95cm" svg:y="19.904cm">
          <draw:text-box>
            <text:p>s_bouton_0</text:p>
          </draw:text-box>
        </draw:frame>
        <draw:frame draw:style-name="gr31" draw:text-style-name="P7" xml:id="id26" draw:id="id26" draw:layer="layout" svg:width="3.47cm" svg:height="0.645cm" svg:x="15.75cm" svg:y="21.759cm">
          <draw:text-box>
            <text:p>s_bouton_previous</text:p>
          </draw:text-box>
        </draw:frame>
        <draw:connector draw:style-name="gr32" draw:text-style-name="P3" draw:layer="layout" draw:type="line" svg:x1="17.485cm" svg:y1="21.759cm" svg:x2="15.495cm" svg:y2="19.982cm" draw:start-shape="id26" draw:start-glue-point="0" draw:end-shape="id12" draw:end-glue-point="5" svg:d="M17485 21759l-1990-1777" svg:viewBox="0 0 1991 1778">
          <text:p/>
        </draw:connector>
        <draw:custom-shape draw:style-name="gr11" draw:text-style-name="P2" xml:id="id29" draw:id="id29" draw:layer="layout" svg:width="2.031cm" svg:height="0.75cm" svg:x="25.469cm" svg:y="16.223cm">
          <text:p text:style-name="P1"><text:span text:style-name="T1">bouton_0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svg:x1="37.208cm" svg:y1="5.969cm" svg:x2="32.663cm" svg:y2="5.969cm" draw:start-shape="id27" draw:start-glue-point="3" svg:d="M37208 5969h-4545" svg:viewBox="0 0 4546 1">
          <text:p/>
        </draw:connector>
        <draw:frame draw:style-name="gr13" draw:text-style-name="P7" xml:id="id33" draw:id="id33" draw:layer="layout" svg:width="1.75cm" svg:height="0.645cm" svg:x="24.25cm" svg:y="8.473cm">
          <draw:text-box>
            <text:p>led_on</text:p>
          </draw:text-box>
        </draw:frame>
        <draw:frame draw:style-name="gr13" draw:text-style-name="P7" xml:id="id31" draw:id="id31" draw:layer="layout" svg:width="2cm" svg:height="0.645cm" svg:x="36.5cm" svg:y="11.832cm">
          <draw:text-box>
            <text:p>led_g</text:p>
          </draw:text-box>
        </draw:frame>
        <draw:frame draw:style-name="gr14" draw:text-style-name="P7" xml:id="id27" draw:id="id27" draw:layer="layout" svg:width="1.281cm" svg:height="0.645cm" svg:x="37.208cm" svg:y="5.647cm">
          <draw:text-box>
            <text:p>led_r</text:p>
          </draw:text-box>
        </draw:frame>
        <draw:connector draw:style-name="gr12" draw:text-style-name="P6" draw:layer="layout" svg:x1="32.047cm" svg:y1="13.606cm" svg:x2="27.5cm" svg:y2="16.598cm" draw:start-shape="id28" draw:start-glue-point="6" draw:end-shape="id29" draw:end-glue-point="1" svg:d="M32047 13606v2992h-4547" svg:viewBox="0 0 4548 2993">
          <text:p/>
        </draw:connector>
        <draw:frame draw:style-name="gr15" draw:text-style-name="P7" draw:layer="layout" svg:width="0.306cm" svg:height="0.645cm" svg:x="31.488cm" svg:y="10.874cm">
          <draw:text-box>
            <text:p>1</text:p>
          </draw:text-box>
        </draw:frame>
        <draw:frame draw:style-name="gr15" draw:text-style-name="P7" draw:layer="layout" svg:width="0.314cm" svg:height="0.645cm" svg:x="31.525cm" svg:y="12.917cm">
          <draw:text-box>
            <text:p>0</text:p>
          </draw:text-box>
        </draw:frame>
        <draw:custom-shape draw:style-name="gr16" draw:text-style-name="P3" xml:id="id28" draw:id="id28" draw:layer="layout" svg:width="3.938cm" svg:height="1.231cm" draw:transform="rotate (1.5707963267949) translate (31.432cm 14.123cm)">
          <draw:glue-point draw:id="8" svg:x="-5.008cm" svg:y="-2.5cm"/>
          <draw:glue-point draw:id="9" svg:x="-5.008cm" svg:y="2.815cm"/>
          <text:p/>
          <draw:enhanced-geometry svg:viewBox="0 0 21600 21600" draw:glue-points="?f6 10800 10800 21600 ?f5 10800 10800 0" draw:text-areas="?f3 ?f3 ?f4 ?f4" draw:type="trapezoid" draw:modifiers="5684.2105263157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" draw:text-style-name="P3" xml:id="id30" draw:id="id30" draw:layer="layout" svg:width="0.865cm" svg:height="0.821cm" svg:x="28.75cm" svg:y="14.152cm">
          <draw:image xlink:href="Pictures/100000010000007800000072980BB2740DC4E501.png" xlink:type="simple" xlink:show="embed" xlink:actuate="onLoad" draw:mime-type="image/png">
            <text:p/>
          </draw:image>
          <draw:glue-point draw:id="4" svg:x="0.543cm" svg:y="-4.19cm"/>
        </draw:frame>
        <draw:connector draw:style-name="gr12" draw:text-style-name="P6" draw:layer="layout" svg:x1="31.432cm" svg:y1="13.262cm" svg:x2="29.228cm" svg:y2="14.219cm" draw:start-shape="id28" draw:start-glue-point="9" draw:end-shape="id30" draw:end-glue-point="4" svg:d="M31432 13262h-2204v957" svg:viewBox="0 0 2205 958">
          <text:p/>
        </draw:connector>
        <draw:connector draw:style-name="gr12" draw:text-style-name="P6" draw:layer="layout" svg:x1="32.663cm" svg:y1="12.154cm" svg:x2="36.5cm" svg:y2="12.154cm" draw:end-shape="id31" draw:end-glue-point="3" svg:d="M32663 12154h3837" svg:viewBox="0 0 3838 1">
          <text:p/>
        </draw:connector>
        <draw:frame draw:style-name="gr15" draw:text-style-name="P7" draw:layer="layout" svg:width="0.306cm" svg:height="0.645cm" svg:x="31.488cm" svg:y="4.689cm">
          <draw:text-box>
            <text:p>1</text:p>
          </draw:text-box>
        </draw:frame>
        <draw:frame draw:style-name="gr15" draw:text-style-name="P7" draw:layer="layout" svg:width="0.314cm" svg:height="0.645cm" svg:x="31.525cm" svg:y="6.732cm">
          <draw:text-box>
            <text:p>0</text:p>
          </draw:text-box>
        </draw:frame>
        <draw:custom-shape draw:style-name="gr16" draw:text-style-name="P3" xml:id="id32" draw:id="id32" draw:layer="layout" svg:width="3.938cm" svg:height="1.231cm" draw:transform="rotate (1.5707963267949) translate (31.432cm 7.938cm)">
          <draw:glue-point draw:id="8" svg:x="-5.008cm" svg:y="-2.5cm"/>
          <draw:glue-point draw:id="9" svg:x="-5.008cm" svg:y="2.815cm"/>
          <text:p/>
          <draw:enhanced-geometry svg:viewBox="0 0 21600 21600" draw:glue-points="?f6 10800 10800 21600 ?f5 10800 10800 0" draw:text-areas="?f3 ?f3 ?f4 ?f4" draw:type="trapezoid" draw:modifiers="5684.2105263157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2" draw:text-style-name="P6" draw:layer="layout" draw:line-skew="-1.209cm" svg:x1="31.432cm" svg:y1="7.077cm" svg:x2="26cm" svg:y2="8.795cm" draw:start-shape="id32" draw:start-glue-point="9" draw:end-shape="id33" draw:end-glue-point="1" svg:d="M31432 7077h-3932v1718h-1500" svg:viewBox="0 0 5433 1719">
          <text:p/>
        </draw:connector>
        <draw:custom-shape draw:style-name="gr17" draw:text-style-name="P8" draw:layer="layout" svg:width="0.204cm" svg:height="0.2cm" svg:x="27.409cm" svg:y="8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xml:id="id34" draw:id="id34" draw:layer="layout" svg:width="0.204cm" svg:height="0.2cm" svg:x="28.156cm" svg:y="1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line-skew="-2.505cm" svg:x1="28.258cm" svg:y1="16.505cm" svg:x2="32.047cm" svg:y2="7.421cm" draw:start-shape="id34" draw:start-glue-point="4" draw:end-shape="id32" draw:end-glue-point="6" svg:d="M28258 16505v-6782h3789v-2302" svg:viewBox="0 0 3790 9085">
          <text:p/>
        </draw:connector>
        <draw:frame draw:style-name="gr9" draw:text-style-name="P3" draw:layer="layout" svg:width="0.865cm" svg:height="0.821cm" svg:x="28.751cm" svg:y="14.153cm">
          <draw:image xlink:href="Pictures/100000010000007800000072980BB2740DC4E501.png" xlink:type="simple" xlink:show="embed" xlink:actuate="onLoad" draw:mime-type="image/png">
            <text:p/>
          </draw:image>
          <draw:glue-point draw:id="4" svg:x="0.543cm" svg:y="-4.19cm"/>
        </draw:frame>
        <draw:frame draw:style-name="gr9" draw:text-style-name="P3" xml:id="id35" draw:id="id35" draw:layer="layout" svg:width="0.865cm" svg:height="0.821cm" svg:x="26.351cm" svg:y="5.553cm">
          <draw:image xlink:href="Pictures/100000010000007800000072980BB2740DC4E501.png" xlink:type="simple" xlink:show="embed" xlink:actuate="onLoad" draw:mime-type="image/png">
            <text:p/>
          </draw:image>
          <draw:glue-point draw:id="4" svg:x="0.543cm" svg:y="-4.19cm"/>
        </draw:frame>
        <draw:connector draw:style-name="gr12" draw:text-style-name="P6" draw:layer="layout" svg:x1="26.829cm" svg:y1="5.62cm" svg:x2="31.432cm" svg:y2="4.985cm" draw:start-shape="id35" draw:start-glue-point="4" draw:end-shape="id32" draw:end-glue-point="8" svg:d="M26829 5620v-635h4603" svg:viewBox="0 0 4604 636">
          <text:p/>
        </draw:connector>
        <draw:connector draw:style-name="gr12" draw:text-style-name="P6" draw:layer="layout" draw:line-skew="-1.209cm" svg:x1="26cm" svg:y1="8.795cm" svg:x2="31.432cm" svg:y2="11.17cm" draw:start-shape="id33" draw:start-glue-point="1" draw:end-shape="id28" draw:end-glue-point="8" svg:d="M26000 8795h1500v2375h3932" svg:viewBox="0 0 5433 2376">
          <text:p/>
        </draw:connector>
        <draw:connector draw:style-name="gr12" draw:text-style-name="P6" draw:layer="layout" svg:x1="24.75cm" svg:y1="19.279cm" svg:x2="28.258cm" svg:y2="16.705cm" draw:start-shape="id17" draw:start-glue-point="1" draw:end-shape="id34" draw:end-glue-point="8" svg:d="M24750 19279h3508v-2574" svg:viewBox="0 0 3509 2575">
          <text:p/>
        </draw:connector>
      </draw:page>
      <draw:page draw:name="page4" draw:style-name="dp1" draw:master-page-name="Standard">
        <draw:frame draw:style-name="gr14" draw:text-style-name="P7" draw:layer="layout" svg:width="0.697cm" svg:height="0.645cm" svg:x="21.661cm" svg:y="13.62cm">
          <draw:text-box>
            <text:p>1</text:p>
          </draw:text-box>
        </draw:frame>
        <draw:frame draw:style-name="gr14" draw:text-style-name="P7" draw:layer="layout" svg:width="0.318cm" svg:height="0.645cm" svg:x="21.107cm" svg:y="11.014cm">
          <draw:text-box>
            <text:p>0</text:p>
          </draw:text-box>
        </draw:frame>
        <draw:frame draw:style-name="gr14" draw:text-style-name="P7" draw:layer="layout" svg:width="0.36cm" svg:height="0.645cm" svg:x="21.065cm" svg:y="12.053cm">
          <draw:text-box>
            <text:p>1</text:p>
          </draw:text-box>
        </draw:frame>
        <draw:custom-shape draw:style-name="gr33" draw:text-style-name="P3" xml:id="id37" draw:id="id37" draw:layer="layout" svg:width="6.188cm" svg:height="1.3cm" draw:transform="rotate (1.5707963267949) translate (29.63cm 9.804cm)">
          <draw:glue-point draw:id="8" svg:x="-5.117cm" svg:y="-2.975cm"/>
          <draw:glue-point draw:id="9" svg:x="-4.922cm" svg:y="3.395cm"/>
          <draw:glue-point draw:id="10" svg:x="-5.117cm" svg:y="-0.795cm"/>
          <draw:glue-point draw:id="11" svg:x="-5.028cm" svg:y="1.449cm"/>
          <text:p/>
          <draw:enhanced-geometry svg:viewBox="0 0 21600 21600" draw:glue-points="?f6 10800 10800 21600 ?f5 10800 10800 0" draw:text-areas="?f3 ?f3 ?f4 ?f4" draw:type="trapezoid" draw:modifiers="5684.2105263157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4" draw:text-style-name="P7" xml:id="id41" draw:id="id41" draw:layer="layout" svg:width="2.212cm" svg:height="0.645cm" svg:x="22.436cm" svg:y="4.564cm">
          <draw:text-box>
            <text:p>led_eteinte</text:p>
          </draw:text-box>
        </draw:frame>
        <draw:frame draw:style-name="gr35" draw:text-style-name="P7" xml:id="id40" draw:id="id40" draw:layer="layout" svg:width="1.01cm" svg:height="0.645cm" svg:x="22.736cm" svg:y="5.886cm">
          <draw:text-box>
            <text:p>red</text:p>
          </draw:text-box>
        </draw:frame>
        <draw:frame draw:style-name="gr14" draw:text-style-name="P7" xml:id="id39" draw:id="id39" draw:layer="layout" svg:width="1.65cm" svg:height="0.645cm" svg:x="22.789cm" svg:y="7.213cm">
          <draw:text-box>
            <text:p>Green </text:p>
          </draw:text-box>
        </draw:frame>
        <draw:frame draw:style-name="gr36" draw:text-style-name="P7" xml:id="id38" draw:id="id38" draw:layer="layout" svg:width="1.201cm" svg:height="0.645cm" svg:x="22.736cm" svg:y="8.445cm">
          <draw:text-box>
            <text:p>Blue</text:p>
          </draw:text-box>
        </draw:frame>
        <draw:connector draw:style-name="gr12" draw:text-style-name="P6" draw:layer="layout" draw:line-skew="-1.171cm" svg:x1="29.694cm" svg:y1="11.85cm" svg:x2="30.28cm" svg:y2="8.99cm" draw:start-shape="id36" draw:start-glue-point="1" draw:end-shape="id37" draw:end-glue-point="6" svg:d="M29694 11850h580v-2860h6" svg:viewBox="0 0 587 2861">
          <text:p/>
        </draw:connector>
        <draw:connector draw:style-name="gr12" draw:text-style-name="P6" draw:layer="layout" svg:x1="29.641cm" svg:y1="8.81cm" svg:x2="23.937cm" svg:y2="8.767cm" draw:start-shape="id37" draw:start-glue-point="9" draw:end-shape="id38" draw:end-glue-point="1" svg:d="M29641 8810h-2864v-43h-2840" svg:viewBox="0 0 5705 44">
          <text:p/>
        </draw:connector>
        <draw:connector draw:style-name="gr12" draw:text-style-name="P6" draw:layer="layout" svg:x1="29.63cm" svg:y1="7.606cm" svg:x2="24.439cm" svg:y2="7.535cm" draw:start-shape="id37" draw:start-glue-point="11" draw:end-shape="id39" draw:end-glue-point="1" svg:d="M29630 7606h-2602v-71h-2589" svg:viewBox="0 0 5192 72">
          <text:p/>
        </draw:connector>
        <draw:connector draw:style-name="gr12" draw:text-style-name="P6" draw:layer="layout" svg:x1="29.63cm" svg:y1="6.219cm" svg:x2="23.746cm" svg:y2="6.208cm" draw:start-shape="id37" draw:start-glue-point="10" draw:end-shape="id40" draw:end-glue-point="1" svg:d="M29630 6219h-2949v-11h-2935" svg:viewBox="0 0 5885 12">
          <text:p/>
        </draw:connector>
        <draw:connector draw:style-name="gr12" draw:text-style-name="P6" draw:layer="layout" svg:x1="29.63cm" svg:y1="4.87cm" svg:x2="24.648cm" svg:y2="4.886cm" draw:start-shape="id37" draw:start-glue-point="8" draw:end-shape="id41" draw:end-glue-point="1" svg:d="M29630 4870h-2498v16h-2484" svg:viewBox="0 0 4983 17">
          <text:p/>
        </draw:connector>
        <draw:frame draw:style-name="gr14" draw:text-style-name="P7" xml:id="id42" draw:id="id42" draw:layer="layout" svg:width="2.221cm" svg:height="0.645cm" svg:x="14.641cm" svg:y="12.087cm">
          <draw:text-box>
            <text:p>color_code</text:p>
          </draw:text-box>
        </draw:frame>
        <draw:connector draw:style-name="gr27" draw:text-style-name="P3" draw:layer="layout" draw:type="line" svg:x1="30.93cm" svg:y1="6.71cm" svg:x2="33.892cm" svg:y2="6.687cm" draw:start-shape="id37" draw:start-glue-point="5" svg:d="M30930 6710l2962-23" svg:viewBox="0 0 2963 24">
          <text:p/>
        </draw:connector>
        <draw:polygon draw:style-name="gr37" draw:text-style-name="P3" xml:id="id43" draw:id="id43" draw:layer="layout" svg:width="0.842cm" svg:height="2.699cm" svg:x="21.002cm" svg:y="10.551cm" svg:viewBox="0 0 843 2700" draw:points="0,2700 0,0 843,711 843,1990">
          <draw:glue-point draw:id="4" svg:x="-4.875cm" svg:y="-1.544cm"/>
          <draw:glue-point draw:id="5" svg:x="-4.875cm" svg:y="2.2cm"/>
          <draw:glue-point draw:id="6" svg:x="0.296cm" svg:y="3.655cm"/>
          <text:p/>
        </draw:polygon>
        <draw:frame draw:style-name="gr38" draw:text-style-name="P7" xml:id="id58" draw:id="id58" draw:layer="layout" svg:width="1.573cm" svg:height="0.645cm" svg:x="22.605cm" svg:y="16.257cm">
          <draw:text-box>
            <text:p>update</text:p>
          </draw:text-box>
        </draw:frame>
        <draw:frame draw:style-name="gr39" draw:text-style-name="P7" xml:id="id36" draw:id="id36" draw:layer="layout" svg:width="3.194cm" svg:height="0.645cm" svg:x="26.5cm" svg:y="11.528cm">
          <draw:text-box>
            <text:p>color_code_mem</text:p>
          </draw:text-box>
        </draw:frame>
        <draw:connector draw:style-name="gr27" draw:text-style-name="P3" draw:layer="layout" draw:type="line" svg:x1="16.862cm" svg:y1="12.409cm" svg:x2="21.013cm" svg:y2="12.495cm" draw:start-shape="id42" draw:start-glue-point="1" draw:end-shape="id43" draw:end-glue-point="5" svg:d="M16862 12409l4151 86" svg:viewBox="0 0 4152 87">
          <text:p/>
        </draw:connector>
        <draw:frame draw:style-name="gr40" draw:text-style-name="P7" draw:layer="layout" svg:width="0.891cm" svg:height="0.645cm" svg:x="29.575cm" svg:y="4.607cm">
          <draw:text-box>
            <text:p>00</text:p>
          </draw:text-box>
        </draw:frame>
        <draw:frame draw:style-name="gr40" draw:text-style-name="P7" draw:layer="layout" svg:width="0.891cm" svg:height="0.645cm" svg:x="29.575cm" svg:y="5.93cm">
          <draw:text-box>
            <text:p>01</text:p>
          </draw:text-box>
        </draw:frame>
        <draw:frame draw:style-name="gr40" draw:text-style-name="P7" draw:layer="layout" svg:width="0.891cm" svg:height="0.645cm" svg:x="29.575cm" svg:y="7.276cm">
          <draw:text-box>
            <text:p>10</text:p>
          </draw:text-box>
        </draw:frame>
        <draw:frame draw:style-name="gr41" draw:text-style-name="P7" draw:layer="layout" svg:width="0.866cm" svg:height="0.645cm" svg:x="29.587cm" svg:y="8.546cm">
          <draw:text-box>
            <text:p>11</text:p>
          </draw:text-box>
        </draw:frame>
        <draw:frame draw:style-name="gr18" draw:text-style-name="P7" draw:layer="layout" svg:width="0.593cm" svg:height="0.645cm" svg:x="13.914cm" svg:y="18.897cm">
          <draw:text-box>
            <text:p>S</text:p>
          </draw:text-box>
        </draw:frame>
        <draw:frame draw:style-name="gr19" draw:text-style-name="P7" draw:layer="layout" svg:width="0.494cm" svg:height="0.645cm" svg:x="11.67cm" svg:y="18.897cm">
          <draw:text-box>
            <text:p>Q</text:p>
          </draw:text-box>
        </draw:frame>
        <draw:custom-shape draw:style-name="gr20" draw:text-style-name="P6" xml:id="id44" draw:id="id44" draw:layer="layout" svg:width="3.029cm" svg:height="4.241cm" svg:x="11.577cm" svg:y="18.059cm">
          <draw:glue-point draw:id="4" svg:x="-5.004cm" svg:y="-2.263cm"/>
          <draw:glue-point draw:id="5" svg:x="4.988cm" svg:y="-2.31cm"/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xml:id="id52" draw:id="id52" draw:layer="layout" svg:width="0.453cm" svg:height="0.758cm" draw:transform="rotate (-1.5707963267949) translate (12.335cm 21.39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6" xml:id="id50" draw:id="id50" draw:layer="layout" svg:width="0.303cm" svg:height="0.303cm" svg:x="12.91cm" svg:y="2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1.9cm" svg:height="0.726cm" svg:x="11.456cm" svg:y="20.896cm">
          <draw:text-box>
            <text:p>Clock</text:p>
          </draw:text-box>
        </draw:frame>
        <draw:frame draw:style-name="gr24" draw:text-style-name="P7" draw:layer="layout" svg:width="2.365cm" svg:height="0.731cm" svg:x="12.391cm" svg:y="21.691cm">
          <draw:text-box>
            <text:p>resetn</text:p>
          </draw:text-box>
        </draw:frame>
        <draw:frame draw:style-name="gr10" draw:text-style-name="P3" xml:id="id46" draw:id="id46" draw:layer="layout" svg:width="2.545cm" svg:height="2cm" svg:x="19.106cm" svg:y="17.372cm">
          <draw:image xlink:href="Pictures/100000000000037F0000017714AFB9B97646D91B.png" xlink:type="simple" xlink:show="embed" xlink:actuate="onLoad" draw:mime-type="image/png">
            <text:p/>
          </draw:image>
          <draw:glue-point draw:id="4" svg:x="5.001cm" svg:y="0.487cm"/>
          <draw:glue-point draw:id="5" svg:x="-4.549cm" svg:y="-1.225cm"/>
          <draw:glue-point draw:id="6" svg:x="-4.549cm" svg:y="1.971cm"/>
        </draw:frame>
        <draw:frame draw:style-name="gr9" draw:text-style-name="P3" xml:id="id45" draw:id="id45" draw:layer="layout" svg:width="2.645cm" svg:height="1.322cm" svg:x="15.606cm" svg:y="18.55cm">
          <draw:image xlink:href="Pictures/1000000100000064000000327B6B776CBE72C60F.png" xlink:type="simple" xlink:show="embed" xlink:actuate="onLoad" draw:mime-type="image/png">
            <text:p/>
          </draw:image>
          <draw:glue-point draw:id="4" svg:x="-4.434cm" svg:y="-0.037cm"/>
          <draw:glue-point draw:id="5" svg:x="4.351cm" svg:y="-0.037cm"/>
        </draw:frame>
        <draw:connector draw:style-name="gr12" draw:text-style-name="P6" draw:layer="layout" svg:x1="14.601cm" svg:y1="19.2cm" svg:x2="15.756cm" svg:y2="19.207cm" draw:start-shape="id44" draw:start-glue-point="5" draw:end-shape="id45" draw:end-glue-point="4" svg:d="M14601 19200h505v7h650" svg:viewBox="0 0 1156 8">
          <text:p/>
        </draw:connector>
        <draw:connector draw:style-name="gr12" draw:text-style-name="P6" draw:layer="layout" svg:x1="18.078cm" svg:y1="19.207cm" svg:x2="19.221cm" svg:y2="18.766cm" draw:start-shape="id45" draw:start-glue-point="5" draw:end-shape="id46" draw:end-glue-point="6" svg:d="M18078 19207h601v-441h542" svg:viewBox="0 0 1144 442">
          <text:p/>
        </draw:connector>
        <draw:connector draw:style-name="gr12" draw:text-style-name="P6" draw:layer="layout" draw:line-skew="0cm 0cm 2.25cm" svg:x1="11.577cm" svg:y1="19.22cm" svg:x2="19.221cm" svg:y2="18.127cm" draw:start-shape="id44" draw:start-glue-point="4" draw:end-shape="id46" draw:end-glue-point="5" svg:d="M11577 19220h-502v-1663h8031v570h115" svg:viewBox="0 0 8147 1664">
          <text:p/>
        </draw:connector>
        <draw:frame draw:style-name="gr25" draw:text-style-name="P7" xml:id="id47" draw:id="id47" draw:layer="layout" svg:width="2.098cm" svg:height="0.645cm" svg:x="2.008cm" svg:y="18.927cm">
          <draw:text-box>
            <text:p>Bouton_0 </text:p>
          </draw:text-box>
        </draw:frame>
        <draw:frame draw:style-name="gr18" draw:text-style-name="P7" draw:layer="layout" svg:width="0.593cm" svg:height="0.645cm" svg:x="8.564cm" svg:y="18.916cm">
          <draw:text-box>
            <text:p>S</text:p>
          </draw:text-box>
        </draw:frame>
        <draw:frame draw:style-name="gr19" draw:text-style-name="P7" draw:layer="layout" svg:width="0.494cm" svg:height="0.645cm" svg:x="6.32cm" svg:y="18.916cm">
          <draw:text-box>
            <text:p>Q</text:p>
          </draw:text-box>
        </draw:frame>
        <draw:custom-shape draw:style-name="gr20" draw:text-style-name="P6" xml:id="id48" draw:id="id48" draw:layer="layout" svg:width="3.029cm" svg:height="4.241cm" svg:x="6.227cm" svg:y="18.078cm">
          <draw:glue-point draw:id="4" svg:x="-5.004cm" svg:y="-2.263cm"/>
          <draw:glue-point draw:id="5" svg:x="4.988cm" svg:y="-2.3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xml:id="id51" draw:id="id51" draw:layer="layout" svg:width="0.453cm" svg:height="0.758cm" draw:transform="rotate (-1.5707963267949) translate (6.985cm 21.41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6" xml:id="id49" draw:id="id49" draw:layer="layout" svg:width="0.303cm" svg:height="0.303cm" svg:x="7.56cm" svg:y="22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1.9cm" svg:height="0.726cm" svg:x="6.106cm" svg:y="20.915cm">
          <draw:text-box>
            <text:p>Clock</text:p>
          </draw:text-box>
        </draw:frame>
        <draw:frame draw:style-name="gr24" draw:text-style-name="P7" draw:layer="layout" svg:width="2.365cm" svg:height="0.731cm" svg:x="7.041cm" svg:y="21.71cm">
          <draw:text-box>
            <text:p>resetn</text:p>
          </draw:text-box>
        </draw:frame>
        <draw:connector draw:style-name="gr12" draw:text-style-name="P6" draw:layer="layout" svg:x1="4.106cm" svg:y1="19.249cm" svg:x2="6.227cm" svg:y2="19.239cm" draw:start-shape="id47" draw:start-glue-point="1" draw:end-shape="id48" draw:end-glue-point="4" svg:d="M4106 19249h1060v-10h1061" svg:viewBox="0 0 2122 11">
          <text:p/>
        </draw:connector>
        <draw:connector draw:style-name="gr12" draw:text-style-name="P6" draw:layer="layout" svg:x1="9.251cm" svg:y1="19.219cm" svg:x2="11.577cm" svg:y2="19.22cm" draw:start-shape="id48" draw:start-glue-point="5" draw:end-shape="id44" draw:end-glue-point="4" svg:d="M9251 19219h1165v1h1161" svg:viewBox="0 0 2327 2">
          <text:p/>
        </draw:connector>
        <draw:connector draw:style-name="gr12" draw:text-style-name="P6" draw:layer="layout" svg:x1="7.712cm" svg:y1="22.622cm" svg:x2="12.954cm" svg:y2="22.559cm" draw:start-shape="id49" draw:start-glue-point="8" draw:end-shape="id50" draw:end-glue-point="7" svg:d="M7712 22622v501h5242v-564" svg:viewBox="0 0 5243 565">
          <text:p/>
        </draw:connector>
        <draw:connector draw:style-name="gr12" draw:text-style-name="P6" draw:layer="layout" draw:line-skew="0cm 2.963cm 1.575cm" svg:x1="6.228cm" svg:y1="21.637cm" svg:x2="11.578cm" svg:y2="21.618cm" draw:start-shape="id51" draw:start-glue-point="7" draw:end-shape="id52" draw:end-glue-point="7" svg:d="M6228 21637h-502v2235h5130v-2254h722" svg:viewBox="0 0 5853 2255">
          <text:p/>
        </draw:connector>
        <draw:custom-shape draw:style-name="gr17" draw:text-style-name="P8" xml:id="id53" draw:id="id53" draw:layer="layout" svg:width="0.204cm" svg:height="0.2cm" svg:x="5.663cm" svg:y="23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xml:id="id55" draw:id="id55" draw:layer="layout" svg:width="0.204cm" svg:height="0.2cm" svg:x="7.635cm" svg:y="2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" draw:layer="layout" draw:type="line" svg:x1="5.663cm" svg:y1="23.857cm" svg:x2="2.259cm" svg:y2="23.895cm" draw:start-shape="id53" draw:start-glue-point="6" draw:end-shape="id54" draw:end-glue-point="1" svg:d="M5663 23857l-3404 38" svg:viewBox="0 0 3405 39">
          <text:p/>
        </draw:connector>
        <draw:connector draw:style-name="gr27" draw:text-style-name="P3" draw:layer="layout" draw:type="line" svg:x1="7.635cm" svg:y1="23.101cm" svg:x2="2.48cm" svg:y2="23.062cm" draw:start-shape="id55" draw:start-glue-point="6" draw:end-shape="id56" draw:end-glue-point="1" svg:d="M7635 23101l-5155-39" svg:viewBox="0 0 5156 40">
          <text:p/>
        </draw:connector>
        <draw:frame draw:style-name="gr28" draw:text-style-name="P7" xml:id="id54" draw:id="id54" draw:layer="layout" svg:width="0.934cm" svg:height="0.645cm" svg:x="1.325cm" svg:y="23.573cm">
          <draw:text-box>
            <text:p>clk</text:p>
          </draw:text-box>
        </draw:frame>
        <draw:frame draw:style-name="gr29" draw:text-style-name="P7" xml:id="id56" draw:id="id56" draw:layer="layout" svg:width="1.48cm" svg:height="0.645cm" svg:x="1cm" svg:y="22.74cm">
          <draw:text-box>
            <text:p>resetn</text:p>
          </draw:text-box>
        </draw:frame>
        <draw:frame draw:style-name="gr30" draw:text-style-name="P7" draw:layer="layout" svg:width="2.75cm" svg:height="1.039cm" svg:x="9.056cm" svg:y="19.122cm">
          <draw:text-box>
            <text:p>s_bouton_0</text:p>
          </draw:text-box>
        </draw:frame>
        <draw:frame draw:style-name="gr31" draw:text-style-name="P7" xml:id="id57" draw:id="id57" draw:layer="layout" svg:width="3.47cm" svg:height="0.645cm" svg:x="14.856cm" svg:y="20.977cm">
          <draw:text-box>
            <text:p>s_bouton_previous</text:p>
          </draw:text-box>
        </draw:frame>
        <draw:connector draw:style-name="gr32" draw:text-style-name="P3" draw:layer="layout" draw:type="line" svg:x1="16.591cm" svg:y1="20.977cm" svg:x2="14.601cm" svg:y2="19.2cm" draw:start-shape="id57" draw:start-glue-point="0" draw:end-shape="id44" draw:end-glue-point="5" svg:d="M16591 20977l-1990-1777" svg:viewBox="0 0 1991 1778">
          <text:p/>
        </draw:connector>
        <draw:connector draw:style-name="gr12" draw:text-style-name="P6" draw:layer="layout" svg:x1="21.65cm" svg:y1="18.469cm" svg:x2="23.391cm" svg:y2="16.902cm" draw:start-shape="id46" draw:start-glue-point="4" draw:end-shape="id58" draw:end-glue-point="2" svg:d="M21650 18469h1741v-1567" svg:viewBox="0 0 1742 1568">
          <text:p/>
        </draw:connector>
        <draw:line draw:style-name="gr27" draw:text-style-name="P3" draw:layer="layout" svg:x1="21.143cm" svg:y1="14.336cm" svg:x2="21.676cm" svg:y2="13.795cm">
          <text:p/>
        </draw:line>
        <draw:frame draw:style-name="gr14" draw:text-style-name="P7" draw:layer="layout" svg:width="0.697cm" svg:height="0.645cm" svg:x="19.976cm" svg:y="11.704cm">
          <draw:text-box>
            <text:p>2</text:p>
          </draw:text-box>
        </draw:frame>
        <draw:line draw:style-name="gr27" draw:text-style-name="P3" draw:layer="layout" svg:x1="19.974cm" svg:y1="12.699cm" svg:x2="20.56cm" svg:y2="12.149cm">
          <text:p/>
        </draw:line>
        <draw:frame draw:style-name="gr14" draw:text-style-name="P7" draw:layer="layout" svg:width="0.697cm" svg:height="0.645cm" svg:x="22.168cm" svg:y="11.144cm">
          <draw:text-box>
            <text:p>2</text:p>
          </draw:text-box>
        </draw:frame>
        <draw:line draw:style-name="gr27" draw:text-style-name="P3" draw:layer="layout" svg:x1="22.166cm" svg:y1="12.139cm" svg:x2="22.752cm" svg:y2="11.589cm">
          <text:p/>
        </draw:line>
        <draw:frame draw:style-name="gr14" draw:text-style-name="P7" draw:layer="layout" svg:width="0.697cm" svg:height="0.645cm" svg:x="31.663cm" svg:y="6.632cm">
          <draw:text-box>
            <text:p>3</text:p>
          </draw:text-box>
        </draw:frame>
        <draw:line draw:style-name="gr27" draw:text-style-name="P3" draw:layer="layout" svg:x1="31.561cm" svg:y1="7.027cm" svg:x2="32.147cm" svg:y2="6.477cm">
          <text:p/>
        </draw:line>
        <draw:frame draw:style-name="gr14" draw:text-style-name="P7" draw:layer="layout" svg:width="0.697cm" svg:height="0.645cm" svg:x="24.664cm" svg:y="4.856cm">
          <draw:text-box>
            <text:p>3</text:p>
          </draw:text-box>
        </draw:frame>
        <draw:line draw:style-name="gr27" draw:text-style-name="P3" draw:layer="layout" svg:x1="24.519cm" svg:y1="5.151cm" svg:x2="25.105cm" svg:y2="4.601cm">
          <text:p/>
        </draw:line>
        <draw:frame draw:style-name="gr14" draw:text-style-name="P7" draw:layer="layout" svg:width="0.697cm" svg:height="0.645cm" svg:x="24.664cm" svg:y="6.107cm">
          <draw:text-box>
            <text:p>3</text:p>
          </draw:text-box>
        </draw:frame>
        <draw:line draw:style-name="gr27" draw:text-style-name="P3" draw:layer="layout" svg:x1="24.519cm" svg:y1="6.402cm" svg:x2="25.105cm" svg:y2="5.852cm">
          <text:p/>
        </draw:line>
        <draw:frame draw:style-name="gr14" draw:text-style-name="P7" draw:layer="layout" svg:width="0.697cm" svg:height="0.645cm" svg:x="24.664cm" svg:y="7.501cm">
          <draw:text-box>
            <text:p>3</text:p>
          </draw:text-box>
        </draw:frame>
        <draw:line draw:style-name="gr27" draw:text-style-name="P3" draw:layer="layout" svg:x1="24.519cm" svg:y1="7.796cm" svg:x2="25.105cm" svg:y2="7.246cm">
          <text:p/>
        </draw:line>
        <draw:frame draw:style-name="gr14" draw:text-style-name="P7" draw:layer="layout" svg:width="0.697cm" svg:height="0.645cm" svg:x="24.664cm" svg:y="8.801cm">
          <draw:text-box>
            <text:p>3</text:p>
          </draw:text-box>
        </draw:frame>
        <draw:line draw:style-name="gr27" draw:text-style-name="P3" draw:layer="layout" svg:x1="24.519cm" svg:y1="9.096cm" svg:x2="25.105cm" svg:y2="8.546cm">
          <text:p/>
        </draw:line>
        <draw:frame draw:style-name="gr14" draw:text-style-name="P7" draw:layer="layout" svg:width="0.318cm" svg:height="0.645cm" svg:x="8.198cm" svg:y="11.61cm">
          <draw:text-box>
            <text:p>1</text:p>
          </draw:text-box>
        </draw:frame>
        <draw:frame draw:style-name="gr14" draw:text-style-name="P7" draw:layer="layout" svg:width="0.36cm" svg:height="0.645cm" svg:x="8.156cm" svg:y="12.649cm">
          <draw:text-box>
            <text:p>0</text:p>
          </draw:text-box>
        </draw:frame>
        <draw:connector draw:style-name="gr27" draw:text-style-name="P3" draw:layer="layout" draw:type="line" svg:x1="5.556cm" svg:y1="13.005cm" svg:x2="8.056cm" svg:y2="13.006cm" draw:start-shape="id59" draw:start-glue-point="1" draw:end-shape="id60" draw:end-glue-point="5" svg:d="M5556 13005l2500 1" svg:viewBox="0 0 2501 2">
          <text:p/>
        </draw:connector>
        <draw:frame draw:style-name="gr14" draw:text-style-name="P7" draw:layer="layout" svg:width="0.697cm" svg:height="0.645cm" svg:x="7.067cm" svg:y="12.3cm">
          <draw:text-box>
            <text:p>2</text:p>
          </draw:text-box>
        </draw:frame>
        <draw:line draw:style-name="gr27" draw:text-style-name="P3" draw:layer="layout" svg:x1="7.065cm" svg:y1="13.295cm" svg:x2="7.651cm" svg:y2="12.745cm">
          <text:p/>
        </draw:line>
        <draw:polygon draw:style-name="gr37" draw:text-style-name="P3" xml:id="id60" draw:id="id60" draw:layer="layout" svg:width="0.842cm" svg:height="2.699cm" svg:x="8.045cm" svg:y="11.062cm" svg:viewBox="0 0 843 2700" draw:points="0,2700 0,0 843,711 843,1990">
          <draw:glue-point draw:id="4" svg:x="-4.875cm" svg:y="-1.544cm"/>
          <draw:glue-point draw:id="5" svg:x="-4.875cm" svg:y="2.2cm"/>
          <draw:glue-point draw:id="6" svg:x="0.296cm" svg:y="3.655cm"/>
          <text:p/>
        </draw:polygon>
        <draw:connector draw:style-name="gr27" draw:text-style-name="P3" draw:layer="layout" draw:type="line" svg:x1="8.5cm" svg:y1="15.484cm" svg:x2="8.49cm" svg:y2="13.398cm" draw:end-shape="id60" draw:end-glue-point="6" svg:d="M8500 15484l-10-2086" svg:viewBox="0 0 11 2087">
          <text:p/>
        </draw:connector>
        <draw:connector draw:style-name="gr27" draw:text-style-name="P3" draw:layer="layout" draw:type="line" svg:x1="8.056cm" svg:y1="11.996cm" svg:x2="5.569cm" svg:y2="12.007cm" draw:start-shape="id60" draw:start-glue-point="4" draw:end-shape="id61" draw:end-glue-point="1" svg:d="M8056 11996l-2487 11" svg:viewBox="0 0 2488 12">
          <text:p/>
        </draw:connector>
        <draw:frame draw:style-name="gr14" draw:text-style-name="P7" draw:layer="layout" svg:width="0.697cm" svg:height="0.645cm" svg:x="7.067cm" svg:y="11.301cm">
          <draw:text-box>
            <text:p>2</text:p>
          </draw:text-box>
        </draw:frame>
        <draw:line draw:style-name="gr27" draw:text-style-name="P3" draw:layer="layout" svg:x1="7.065cm" svg:y1="12.296cm" svg:x2="7.651cm" svg:y2="11.746cm">
          <text:p/>
        </draw:line>
        <draw:frame draw:style-name="gr40" draw:text-style-name="P7" xml:id="id61" draw:id="id61" draw:layer="layout" svg:width="0.891cm" svg:height="0.645cm" svg:x="4.678cm" svg:y="11.685cm">
          <draw:text-box>
            <text:p>10</text:p>
          </draw:text-box>
        </draw:frame>
        <draw:frame draw:style-name="gr41" draw:text-style-name="P7" xml:id="id59" draw:id="id59" draw:layer="layout" svg:width="0.866cm" svg:height="0.645cm" svg:x="4.69cm" svg:y="12.683cm">
          <draw:text-box>
            <text:p>11</text:p>
          </draw:text-box>
        </draw:frame>
        <draw:frame draw:style-name="gr14" draw:text-style-name="P7" draw:layer="layout" svg:width="0.697cm" svg:height="0.645cm" svg:x="8.731cm" svg:y="13.689cm">
          <draw:text-box>
            <text:p>1</text:p>
          </draw:text-box>
        </draw:frame>
        <draw:line draw:style-name="gr27" draw:text-style-name="P3" draw:layer="layout" svg:x1="8.213cm" svg:y1="14.405cm" svg:x2="8.746cm" svg:y2="13.864cm">
          <text:p/>
        </draw:line>
        <draw:connector draw:style-name="gr27" draw:text-style-name="P3" xml:id="id62" draw:id="id62" draw:layer="layout" draw:type="line" svg:x1="8.888cm" svg:y1="12.412cm" svg:x2="11.183cm" svg:y2="12.421cm" draw:start-shape="id60" draw:start-glue-point="1" svg:d="M8888 12412l2295 9" svg:viewBox="0 0 2296 10">
          <text:p/>
        </draw:connector>
        <draw:connector draw:style-name="gr12" draw:text-style-name="P6" draw:layer="layout" svg:x1="11.183cm" svg:y1="12.421cm" svg:x2="14.641cm" svg:y2="12.409cm" draw:start-shape="id62" draw:start-glue-point="3" draw:end-shape="id42" draw:end-glue-point="3" svg:d="M11183 12421h1730v-12h1728" svg:viewBox="0 0 3459 13">
          <text:p/>
        </draw:connector>
        <draw:frame draw:style-name="gr14" draw:text-style-name="P7" draw:layer="layout" svg:width="1.963cm" svg:height="0.645cm" svg:x="7.52cm" svg:y="15.485cm">
          <draw:text-box>
            <text:p>bouton_1</text:p>
          </draw:text-box>
        </draw:frame>
        <draw:frame draw:style-name="gr18" draw:text-style-name="P7" draw:layer="layout" svg:width="0.403cm" svg:height="0.645cm" svg:x="24.703cm" svg:y="11.654cm">
          <draw:text-box>
            <text:p>S</text:p>
          </draw:text-box>
        </draw:frame>
        <draw:frame draw:style-name="gr19" draw:text-style-name="P7" draw:layer="layout" svg:width="0.336cm" svg:height="0.645cm" svg:x="23.18cm" svg:y="11.654cm">
          <draw:text-box>
            <text:p>Q</text:p>
          </draw:text-box>
        </draw:frame>
        <draw:custom-shape draw:style-name="gr42" draw:text-style-name="P6" xml:id="id63" draw:id="id63" draw:layer="layout" svg:width="2.056cm" svg:height="2.878cm" svg:x="23.117cm" svg:y="11.085cm">
          <draw:glue-point draw:id="4" svg:x="-5.004cm" svg:y="-2.263cm"/>
          <draw:glue-point draw:id="5" svg:x="4.988cm" svg:y="-2.31cm"/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308cm" svg:height="0.515cm" draw:transform="rotate (-1.5707963267949) translate (23.632cm 13.3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6" draw:layer="layout" svg:width="0.205cm" svg:height="0.206cm" svg:x="24.022cm" svg:y="13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7" draw:layer="layout" svg:width="1.83cm" svg:height="0.645cm" svg:x="22.835cm" svg:y="12.81cm">
          <draw:text-box>
            <text:p>Clock</text:p>
          </draw:text-box>
        </draw:frame>
        <draw:frame draw:style-name="gr44" draw:text-style-name="P7" draw:layer="layout" svg:width="1.605cm" svg:height="0.645cm" svg:x="23.67cm" svg:y="13.45cm">
          <draw:text-box>
            <text:p>resetn</text:p>
          </draw:text-box>
        </draw:frame>
        <draw:connector draw:style-name="gr27" draw:text-style-name="P3" draw:layer="layout" draw:type="line" svg:x1="21.845cm" svg:y1="11.901cm" svg:x2="23.117cm" svg:y2="11.873cm" draw:start-shape="id43" draw:start-glue-point="1" draw:end-shape="id63" draw:end-glue-point="4" svg:d="M21845 11901l1272-28" svg:viewBox="0 0 1273 29">
          <text:p/>
        </draw:connector>
        <draw:connector draw:style-name="gr27" draw:text-style-name="P3" draw:layer="layout" draw:type="line" svg:x1="25.782cm" svg:y1="11.865cm" svg:x2="26.5cm" svg:y2="11.85cm" draw:start-shape="id64" draw:start-glue-point="10" draw:end-shape="id36" draw:end-glue-point="3" svg:d="M25782 11865l718-15" svg:viewBox="0 0 719 16">
          <text:p/>
        </draw:connector>
        <draw:connector draw:style-name="gr12" draw:text-style-name="P6" draw:layer="layout" svg:x1="25.17cm" svg:y1="11.86cm" svg:x2="21.013cm" svg:y2="11.485cm" draw:start-shape="id63" draw:start-glue-point="5" draw:end-shape="id43" draw:end-glue-point="4" svg:d="M25170 11860h504v-1823h-5186v1448h525" svg:viewBox="0 0 5187 1824">
          <text:p/>
        </draw:connector>
        <draw:custom-shape draw:style-name="gr17" draw:text-style-name="P8" xml:id="id64" draw:id="id64" draw:layer="layout" svg:width="0.204cm" svg:height="0.2cm" svg:x="25.578cm" svg:y="11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7" draw:layer="layout" svg:width="1.086cm" svg:height="0.645cm" svg:x="28.102cm" svg:y="8.226cm">
          <draw:text-box>
            <text:p>001</text:p>
          </draw:text-box>
        </draw:frame>
        <draw:frame draw:style-name="gr45" draw:text-style-name="P7" draw:layer="layout" svg:width="1.086cm" svg:height="0.645cm" svg:x="28.102cm" svg:y="7.027cm">
          <draw:text-box>
            <text:p>010</text:p>
          </draw:text-box>
        </draw:frame>
        <draw:frame draw:style-name="gr45" draw:text-style-name="P7" draw:layer="layout" svg:width="1.086cm" svg:height="0.645cm" svg:x="28.102cm" svg:y="5.627cm">
          <draw:text-box>
            <text:p>100</text:p>
          </draw:text-box>
        </draw:frame>
        <draw:frame draw:style-name="gr46" draw:text-style-name="P7" draw:layer="layout" svg:width="1.73cm" svg:height="0.645cm" svg:x="32.146cm" svg:y="5.976cm">
          <draw:text-box>
            <text:p>Couleur</text:p>
          </draw:text-box>
        </draw:frame>
        <draw:frame draw:style-name="gr47" draw:text-style-name="P9" draw:layer="layout" svg:width="1.086cm" svg:height="0.646cm" svg:x="28.118cm" svg:y="4.29cm">
          <draw:text-box>
            <text:p>000</text:p>
          </draw:text-box>
        </draw:frame>
        <draw:frame draw:style-name="gr10" draw:text-style-name="P3" xml:id="id66" draw:id="id66" draw:layer="layout" svg:width="1.857cm" svg:height="1.46cm" svg:x="36.902cm" svg:y="1cm">
          <draw:image xlink:href="Pictures/100000000000037F0000017714AFB9B97646D91B.png" xlink:type="simple" xlink:show="embed" xlink:actuate="onLoad" draw:mime-type="image/png">
            <text:p/>
          </draw:image>
          <draw:glue-point draw:id="4" svg:x="5.001cm" svg:y="0.487cm"/>
          <draw:glue-point draw:id="5" svg:x="-4.549cm" svg:y="-1.225cm"/>
          <draw:glue-point draw:id="6" svg:x="-4.549cm" svg:y="1.971cm"/>
        </draw:frame>
        <draw:frame draw:style-name="gr48" draw:text-style-name="P7" xml:id="id65" draw:id="id65" draw:layer="layout" svg:width="1.552cm" svg:height="0.645cm" svg:x="34.459cm" svg:y="2.963cm">
          <draw:text-box>
            <text:p>led_on</text:p>
          </draw:text-box>
        </draw:frame>
        <draw:connector draw:style-name="gr12" draw:text-style-name="P6" draw:layer="layout" draw:line-skew="0cm -0.826cm 2.942cm" svg:x1="36.011cm" svg:y1="3.285cm" svg:x2="36.986cm" svg:y2="2.017cm" draw:start-shape="id65" draw:start-glue-point="1" draw:end-shape="id66" draw:end-glue-point="6" svg:d="M36011 3285h500v-3h390v-1265h85" svg:viewBox="0 0 976 1269">
          <text:p/>
        </draw:connector>
        <draw:frame draw:style-name="gr14" draw:text-style-name="P7" draw:layer="layout" svg:width="0.697cm" svg:height="0.645cm" svg:x="38.541cm" svg:y="1.458cm">
          <draw:text-box>
            <text:p>1</text:p>
          </draw:text-box>
        </draw:frame>
        <draw:line draw:style-name="gr27" draw:text-style-name="P3" draw:layer="layout" svg:x1="38.439cm" svg:y1="1.853cm" svg:x2="38.706cm" svg:y2="1.621cm">
          <text:p/>
        </draw:line>
        <draw:frame draw:style-name="gr14" draw:text-style-name="P7" draw:layer="layout" svg:width="0.697cm" svg:height="0.645cm" svg:x="36.23cm" svg:y="3.144cm">
          <draw:text-box>
            <text:p>1</text:p>
          </draw:text-box>
        </draw:frame>
        <draw:line draw:style-name="gr27" draw:text-style-name="P3" draw:layer="layout" svg:x1="36.128cm" svg:y1="3.539cm" svg:x2="36.714cm" svg:y2="2.989cm">
          <text:p/>
        </draw:line>
        <draw:frame draw:style-name="gr10" draw:text-style-name="P3" xml:id="id68" draw:id="id68" draw:layer="layout" svg:width="1.914cm" svg:height="1.504cm" svg:x="37.576cm" svg:y="4.49cm">
          <draw:image xlink:href="Pictures/100000000000037F0000017714AFB9B97646D91B.png" xlink:type="simple" xlink:show="embed" xlink:actuate="onLoad" draw:mime-type="image/png">
            <text:p/>
          </draw:image>
          <draw:glue-point draw:id="4" svg:x="5.001cm" svg:y="0.487cm"/>
          <draw:glue-point draw:id="5" svg:x="-4.549cm" svg:y="-1.225cm"/>
          <draw:glue-point draw:id="6" svg:x="-4.549cm" svg:y="1.971cm"/>
        </draw:frame>
        <draw:frame draw:style-name="gr48" draw:text-style-name="P7" xml:id="id67" draw:id="id67" draw:layer="layout" svg:width="1.552cm" svg:height="0.645cm" svg:x="34.604cm" svg:y="6.715cm">
          <draw:text-box>
            <text:p>led_on</text:p>
          </draw:text-box>
        </draw:frame>
        <draw:connector draw:style-name="gr12" draw:text-style-name="P6" draw:layer="layout" svg:x1="36.156cm" svg:y1="7.037cm" svg:x2="37.663cm" svg:y2="5.538cm" draw:start-shape="id67" draw:start-glue-point="1" draw:end-shape="id68" draw:end-glue-point="6" svg:d="M36156 7037h710v-1499h797" svg:viewBox="0 0 1508 1500">
          <text:p/>
        </draw:connector>
        <draw:frame draw:style-name="gr14" draw:text-style-name="P7" draw:layer="layout" svg:width="0.697cm" svg:height="0.645cm" svg:x="39.186cm" svg:y="5.21cm">
          <draw:text-box>
            <text:p>1</text:p>
          </draw:text-box>
        </draw:frame>
        <draw:line draw:style-name="gr27" draw:text-style-name="P3" draw:layer="layout" svg:x1="39.184cm" svg:y1="5.405cm" svg:x2="39.422cm" svg:y2="5.142cm">
          <text:p/>
        </draw:line>
        <draw:frame draw:style-name="gr14" draw:text-style-name="P7" draw:layer="layout" svg:width="0.697cm" svg:height="0.645cm" svg:x="36.375cm" svg:y="6.896cm">
          <draw:text-box>
            <text:p>1</text:p>
          </draw:text-box>
        </draw:frame>
        <draw:line draw:style-name="gr27" draw:text-style-name="P3" draw:layer="layout" svg:x1="36.273cm" svg:y1="7.291cm" svg:x2="36.859cm" svg:y2="6.741cm">
          <text:p/>
        </draw:line>
        <draw:frame draw:style-name="gr10" draw:text-style-name="P3" xml:id="id70" draw:id="id70" draw:layer="layout" svg:width="1.986cm" svg:height="1.561cm" svg:x="37.7cm" svg:y="8.24cm">
          <draw:image xlink:href="Pictures/100000000000037F0000017714AFB9B97646D91B.png" xlink:type="simple" xlink:show="embed" xlink:actuate="onLoad" draw:mime-type="image/png">
            <text:p/>
          </draw:image>
          <draw:glue-point draw:id="4" svg:x="5.001cm" svg:y="0.487cm"/>
          <draw:glue-point draw:id="5" svg:x="-4.549cm" svg:y="-1.225cm"/>
          <draw:glue-point draw:id="6" svg:x="-4.549cm" svg:y="1.971cm"/>
        </draw:frame>
        <draw:frame draw:style-name="gr48" draw:text-style-name="P7" xml:id="id69" draw:id="id69" draw:layer="layout" svg:width="1.552cm" svg:height="0.645cm" svg:x="34.744cm" svg:y="10.564cm">
          <draw:text-box>
            <text:p>led_on</text:p>
          </draw:text-box>
        </draw:frame>
        <draw:connector draw:style-name="gr12" draw:text-style-name="P6" draw:layer="layout" svg:x1="36.296cm" svg:y1="10.886cm" svg:x2="37.79cm" svg:y2="9.327cm" draw:start-shape="id69" draw:start-glue-point="1" draw:end-shape="id70" draw:end-glue-point="6" svg:d="M36296 10886h702v-1559h792" svg:viewBox="0 0 1495 1560">
          <text:p/>
        </draw:connector>
        <draw:frame draw:style-name="gr14" draw:text-style-name="P7" draw:layer="layout" svg:width="0.697cm" svg:height="0.645cm" svg:x="39.326cm" svg:y="9.059cm">
          <draw:text-box>
            <text:p>1</text:p>
          </draw:text-box>
        </draw:frame>
        <draw:line draw:style-name="gr27" draw:text-style-name="P3" draw:layer="layout" svg:x1="39.224cm" svg:y1="9.454cm" svg:x2="39.81cm" svg:y2="8.904cm">
          <text:p/>
        </draw:line>
        <draw:frame draw:style-name="gr14" draw:text-style-name="P7" draw:layer="layout" svg:width="0.697cm" svg:height="0.645cm" svg:x="36.515cm" svg:y="10.745cm">
          <draw:text-box>
            <text:p>1</text:p>
          </draw:text-box>
        </draw:frame>
        <draw:line draw:style-name="gr27" draw:text-style-name="P3" draw:layer="layout" svg:x1="36.413cm" svg:y1="11.14cm" svg:x2="36.999cm" svg:y2="10.59cm">
          <text:p/>
        </draw:line>
        <draw:frame draw:style-name="gr49" draw:text-style-name="P7" draw:layer="layout" svg:width="2.043cm" svg:height="0.645cm" svg:x="32.074cm" svg:y="9.111cm">
          <draw:text-box>
            <text:p>couleur[2]</text:p>
          </draw:text-box>
        </draw:frame>
        <draw:frame draw:style-name="gr14" draw:text-style-name="P7" xml:id="id71" draw:id="id71" draw:layer="layout" svg:width="2.043cm" svg:height="0.645cm" svg:x="34.831cm" svg:y="4.793cm">
          <draw:text-box>
            <text:p>couleur[1]</text:p>
          </draw:text-box>
        </draw:frame>
        <draw:frame draw:style-name="gr49" draw:text-style-name="P7" draw:layer="layout" svg:width="2.043cm" svg:height="0.645cm" svg:x="34.935cm" svg:y="8.45cm">
          <draw:text-box>
            <text:p>couleur[0]</text:p>
          </draw:text-box>
        </draw:frame>
        <draw:connector draw:style-name="gr27" draw:text-style-name="P3" draw:layer="layout" draw:type="line" svg:x1="37.663cm" svg:y1="5.058cm" svg:x2="36.874cm" svg:y2="5.115cm" draw:start-shape="id68" draw:start-glue-point="5" draw:end-shape="id71" draw:end-glue-point="1" svg:d="M37663 5058l-789 57" svg:viewBox="0 0 790 58">
          <text:p/>
        </draw:connector>
        <draw:connector draw:style-name="gr27" draw:text-style-name="P3" draw:layer="layout" draw:type="line" svg:x1="37.79cm" svg:y1="8.829cm" svg:x2="37.139cm" svg:y2="8.815cm" draw:start-shape="id70" draw:start-glue-point="5" svg:d="M37790 8829l-651-14" svg:viewBox="0 0 652 15">
          <text:p/>
        </draw:connector>
        <draw:frame draw:style-name="gr50" draw:text-style-name="P7" draw:layer="layout" svg:width="1.281cm" svg:height="0.645cm" svg:x="38.974cm" svg:y="1.374cm">
          <draw:text-box>
            <text:p>led_r</text:p>
          </draw:text-box>
        </draw:frame>
        <draw:frame draw:style-name="gr51" draw:text-style-name="P7" draw:layer="layout" svg:width="1.357cm" svg:height="0.645cm" svg:x="39.356cm" svg:y="4.914cm">
          <draw:text-box>
            <text:p>led_g</text:p>
          </draw:text-box>
        </draw:frame>
        <draw:frame draw:style-name="gr51" draw:text-style-name="P7" draw:layer="layout" svg:width="1.357cm" svg:height="0.645cm" svg:x="39.372cm" svg:y="8.304cm">
          <draw:text-box>
            <text:p>led_b</text:p>
          </draw:text-box>
        </draw:frame>
        <draw:connector draw:style-name="gr12" draw:text-style-name="P6" draw:layer="layout" svg:x1="23.391cm" svg:y1="16.257cm" svg:x2="21.447cm" svg:y2="12.887cm" draw:start-shape="id58" draw:start-glue-point="0" draw:end-shape="id43" draw:end-glue-point="6" svg:d="M23391 16257v-1496h-1944v-1874" svg:viewBox="0 0 1945 3371">
          <text:p/>
        </draw:connector>
        <draw:frame draw:style-name="gr14" draw:text-style-name="P7" draw:layer="layout" svg:width="0.697cm" svg:height="0.645cm" svg:x="10.618cm" svg:y="11.678cm">
          <draw:text-box>
            <text:p>2</text:p>
          </draw:text-box>
        </draw:frame>
        <draw:line draw:style-name="gr27" draw:text-style-name="P3" draw:layer="layout" svg:x1="10.616cm" svg:y1="12.673cm" svg:x2="11.202cm" svg:y2="12.1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111111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 fo:font-size="10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9T12:33:16.009000000</meta:creation-date>
    <dc:date>2023-05-24T09:40:18.605000000</dc:date>
    <meta:editing-duration>PT21H9M10S</meta:editing-duration>
    <meta:editing-cycles>67</meta:editing-cycles>
    <meta:generator>LibreOffice/7.5.1.2$Windows_X86_64 LibreOffice_project/fcbaee479e84c6cd81291587d2ee68cba099e129</meta:generator>
    <meta:document-statistic meta:object-count="232"/>
  </office:meta>
</office:document-meta>
</file>